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fo:color="#000000"/>
    </style:style>
    <style:style style:name="T3" style:parent-style-name="Policepardéfaut" style:family="text">
      <style:text-properties fo:color="#000000"/>
    </style:style>
    <style:style style:name="P4" style:parent-style-name="Standard" style:master-page-name="MP1" style:family="paragraph">
      <style:paragraph-properties fo:break-before="page"/>
    </style:style>
    <style:style style:name="P5" style:parent-style-name="Standard" style:master-page-name="MP2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image11.png" text:anchor-type="as-char" svg:x="0in" svg:y="0in" svg:width="7.0307in" svg:height="9.938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1" draw:name="image12.png" text:anchor-type="as-char" svg:x="0in" svg:y="0in" svg:width="6.9575in" svg:height="9.8346in" style:rel-width="scale" style:rel-height="scale"><draw:image xlink:href="media/image2.png" xlink:type="simple" xlink:show="embed" xlink:actuate="onLoad"/><svg:title/><svg:desc/></draw:frame></text:p>
      <text:p text:style-name="Standard"/>
      <text:soft-page-break/>
      <text:p text:style-name="Standard"><draw:frame draw:style-name="a2" draw:name="image1.jpg" text:anchor-type="as-char" svg:x="0in" svg:y="0in" svg:width="3.8957in" svg:height="9.0417in" style:rel-width="scale" style:rel-height="scale"><draw:image xlink:href="media/image3.jpeg" xlink:type="simple" xlink:show="embed" xlink:actuate="onLoad"/><svg:title/><svg:desc/></draw:frame></text:p>
      <text:p text:style-name="Standard"><office:annotation office:name="0" xml:id="656440952"><dc:creator>Maryline Mourgues</dc:creator><dc:date>2022-11-15T15:43:00</dc:date><meta:creator-initials>Maryline </meta:creator-initials><text:p text:style-name="Normal"><text:span text:style-name="T2">Résultats catalogues téléphone</text:span></text:p></office:annotation><text:soft-page-break/><draw:frame draw:style-name="a3" draw:name="image5.png" text:anchor-type="as-char" svg:x="0in" svg:y="0in" svg:width="5.3016in" svg:height="5.0244in" style:rel-width="scale" style:rel-height="scale"><draw:image xlink:href="media/image4.png" xlink:type="simple" xlink:show="embed" xlink:actuate="onLoad"/><svg:title/><svg:desc/></draw:frame><office:annotation-end office:name="0"/></text:p>
      <text:p text:style-name="Standard"><office:annotation office:name="1" xml:id="656440953"><dc:creator>Maryline Mourgues</dc:creator><dc:date>2022-11-15T15:44:00</dc:date><meta:creator-initials>Maryline </meta:creator-initials><text:p text:style-name="Normal"><text:span text:style-name="T3">Résultats catalogues Ordinateur</text:span></text:p></office:annotation><draw:frame draw:style-name="a4" draw:name="image4.png" text:anchor-type="as-char" svg:x="0in" svg:y="0in" svg:width="5.489in" svg:height="3.9752in" style:rel-width="scale" style:rel-height="scale"><draw:image xlink:href="media/image5.png" xlink:type="simple" xlink:show="embed" xlink:actuate="onLoad"/><svg:title/><svg:desc/></draw:frame><office:annotation-end office:name="1"/></text:p>
      <text:soft-page-break/>
      <text:p text:style-name="P4"><draw:frame draw:style-name="a5" draw:name="image7.jpg" text:anchor-type="as-char" svg:x="0in" svg:y="0in" svg:width="2.5992in" svg:height="5.7244in" style:rel-width="scale" style:rel-height="scale"><draw:image xlink:href="media/image6.jpeg" xlink:type="simple" xlink:show="embed" xlink:actuate="onLoad"/><svg:title/><svg:desc/></draw:frame></text:p>
      <text:soft-page-break/>
      <text:p text:style-name="P5"><draw:frame draw:style-name="a6" draw:name="image2.jpg" text:anchor-type="as-char" svg:x="0in" svg:y="0in" svg:width="4.8929in" svg:height="3.6701in" style:rel-width="scale" style:rel-height="scale"><draw:image xlink:href="media/image7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7" draw:name="image10.png" text:anchor-type="as-char" svg:x="0in" svg:y="0in" svg:width="3.5047in" svg:height="6.432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8" draw:name="image8.png" text:anchor-type="as-char" svg:x="0in" svg:y="0in" svg:width="6.2681in" svg:height="4.875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Palette de couleur :<text:s/><text:line-break/>Typo :</text:p>
      <text:p text:style-name="Standard"/>
      <text:p text:style-name="Standard"/>
      <text:p text:style-name="Standard"/>
      <text:p text:style-name="Standard"/>
      <text:p text:style-name="Standard">proposition de logo :</text:p>
      <text:p text:style-name="Standard"><draw:frame draw:style-name="a9" draw:name="image9.png" text:anchor-type="as-char" svg:x="0in" svg:y="0in" svg:width="3.0299in" svg:height="3.0299in" style:rel-width="scale" style:rel-height="scale"><draw:image xlink:href="media/image10.png" xlink:type="simple" xlink:show="embed" xlink:actuate="onLoad"/><svg:title/><svg:desc/></draw:frame><draw:frame draw:style-name="a10" draw:name="image6.png" text:anchor-type="as-char" svg:x="0in" svg:y="0in" svg:width="3.0882in" svg:height="3.0882in" style:rel-width="scale" style:rel-height="scale"><draw:image xlink:href="media/image11.png" xlink:type="simple" xlink:show="embed" xlink:actuate="onLoad"/><svg:title/><svg:desc/></draw:frame></text:p>
      <text:soft-page-break/>
      <text:p text:style-name="Standard"><draw:frame draw:style-name="a11" draw:name="image3.jpg" text:anchor-type="as-char" svg:x="0in" svg:y="0in" svg:width="7.4807in" svg:height="4.4165in" style:rel-width="scale" style:rel-height="scale"><draw:image xlink:href="media/image1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393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page-layout style:name="PL1">
      <style:page-layout-properties fo:page-width="8.268in" fo:page-height="11.693in" style:print-orientation="portrait" fo:margin-top="0.5in" fo:margin-left="0.393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  <style:page-layout style:name="PL2">
      <style:page-layout-properties fo:page-width="8.268in" fo:page-height="11.693in" style:print-orientation="portrait" fo:margin-top="0.5in" fo:margin-left="0.393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1062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  <style:master-page style:name="MP1" style:page-layout-name="PL1">
      <style:header>
        <text:p text:style-name="En-tête"/>
      </style:header>
    </style:master-page>
    <style:master-page style:name="MP2" style:page-layout-name="PL2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yline MOURGUES</dc:creator>
    <meta:creation-date>2022-11-17T08:42:00Z</meta:creation-date>
    <dc:date>2022-11-17T08:42:00Z</dc:date>
    <meta:template xlink:href="Normal" xlink:type="simple"/>
    <meta:editing-cycles>2</meta:editing-cycles>
    <meta:editing-duration>PT0S</meta:editing-duration>
    <meta:document-statistic meta:page-count="9" meta:paragraph-count="1" meta:word-count="14" meta:character-count="90" meta:row-count="1" meta:non-whitespace-character-count="77"/>
  </office:meta>
</office:document-meta>
</file>